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Standard">
      <style:text-properties style:font-name="Times New Roman"/>
    </style:style>
    <style:style style:name="P13" style:family="paragraph" style:parent-style-name="Standard">
      <style:text-properties fo:font-weight="bold" style:font-weight-asian="bold" style:font-weight-complex="bold"/>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5"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V práci sú postupne rozpracovávané <text:s/>a zobrazené <text:soft-page-break/>jednotlivé podprocesy podla príslušnosti k iterácii, pre ktorú sú popisované diagramy relevantné. </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ť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begin{enumerate}</text:p>
      <text:p text:style-name="P1">\item Jednoduché zobrazenie, vkladanie článkov a užívateľské role</text:p>
      <text:p text:style-name="P1">\item Recenzovanie a zostavovanie čísla časopisu</text:p>
      <text:p text:style-name="P1">\item Vyhľadávanie a úprava profilu</text:p>
      <text:p text:style-name="P1">\item 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subsection{Prvá iterácia}</text:p>
      <text:p text:style-name="P1"><text:soft-page-break/>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item[Priradenie recenzenta] -- Začína výberom recenzenta, ktorý je skrz \textit{notifikáciu} <text:soft-page-break/>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end{figure}</text:p>
      <text:p text:style-name="P1"><text:soft-page-break/></text:p>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centering</text:p>
      <text:p text:style-name="P1"><text:soft-page-break/><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 do systému funkcionalitu spätú z vyhľadávaním článkov databáze podľa rôznych kritérií. Taktiež je tu zavedená možnosť úpravy profilu. Firemné procesy zachytávajúce pridávanú funkcionalitu sú zobrazené na obrázku \ref{}. Z uvedených diagramov identifikujeme diagramy použitia pre vyhľadávanie článkov v databáze, úpravou údajov o užívateľovi a zmenu prihlasovacieho hesla. Pridaním nových prípadov použitia nevstupujú do systému žiadní noví aktéri. </text:p>
      <text:p text:style-name="P1"/>
      <text:p text:style-name="P1">\subsection*{Prípady použitia}</text:p>
      <text:p text:style-name="P1"/>
      <text:p text:style-name="P1">\begin{description}</text:p>
      <text:p text:style-name="P1"><text:s/>\item[Vyhľadávanie] – Užívateľ môže vyhľadávať pomocou reťazca overovaného voči <text:s/>menu a priezviska autora, <text:s/>názvu organizácie, alebo názvu článku. Ďalšou možnosťou je vyhľadávanie podla kľúčových slov alebo čísla časopisu. Odpoveďou na vyhľadávacie dotazy je zoznam najvhodnejších nálezov článkov. </text:p>
      <text:p text:style-name="P1"><text:soft-page-break/><text:s/>\item[Úprava profilu] – Ponuka registrovanému užívateľovi možnosť meniť svoje osobné údaje ako meno, priezvisko, príslušnosť k organizácií a emailovú adresu využívanú na zasielanie informačných emailov. <text:s/></text:p>
      <text:p text:style-name="P1"><text:s/>\item[Zmena hesla] – Registrovaný užívateľ je oprávnený meniť svoje prihlasovacie heslo. Pri zmene hesla je najskôr vyžiadané staré heslo, ktoré je overené a až následne na to je zmena povolená. <text:s/></text:p>
      <text:p text:style-name="P1"><text:s/>\end{description}</text:p>
      <text:p text:style-name="P1"/>
      <text:p text:style-name="P1">\begin{figure}[ht]</text:p>
      <text:p text:style-name="P1"><text:s/>\centering</text:p>
      <text:p text:style-name="P1"><text:s/>\includegraphics[width=370px]{pic/UC3.png}</text:p>
      <text:p text:style-name="P1"><text:s text:c="2"/>\caption{Diagram prípadov použitia tretej iterácie.}</text:p>
      <text:p text:style-name="P1"><text:s/>\label{fig:uc3}</text:p>
      <text:p text:style-name="P1">\end{figure}</text:p>
      <text:p text:style-name="P1"/>
      <text:p text:style-name="P1">\subsection*{Statická štruktúra}</text:p>
      <text:p text:style-name="P1">Zavedením novej funkcionality v tretej iterácií do modelu neprináša žiadnu novú triedu ale rozširujú sa už existujúce triedy. Funkcionalita vyhľadávania je zabezpečená skrz metódy pridané do tried \textit{<text:span text:style-name="T6">ManazerCasopisu</text:span>}, \textit{<text:span text:style-name="T6">ManazerCisla</text:span>} a \textit{<text:span text:style-name="T6">ManazerUzivatelov</text:span>}. Menenie osobných údajov užívateľa je podobne ako vyhľadávanie zabezpečené vložením odpovedajúcich metód do triedy \textit{<text:span text:style-name="T6">ManazerUzivatelov</text:span>}.</text:p>
      <text:p text:style-name="P1"/>
      <text:p text:style-name="P1">\begin{figure}[ht]</text:p>
      <text:p text:style-name="P1"><text:s/>\centering</text:p>
      <text:p text:style-name="P1"><text:s/>\includegraphics[width=\linewidth]{pic/CD3.png}</text:p>
      <text:p text:style-name="P1"><text:s text:c="2"/>\caption{Diagram tried tretej iterácie.}</text:p>
      <text:p text:style-name="P1"><text:s/>\label{fig:CD3}</text:p>
      <text:p text:style-name="P1">\end{figure}</text:p>
      <text:p text:style-name="P1"/>
      <text:p text:style-name="P1">\subsection{Štvrtá iterácia}</text:p>
      <text:p text:style-name="P1"/>
      <text:p text:style-name="P1">Posledná iterácia dokončuje budovaný produkt pridaním správy systému. Administrátor využíva túto správu na upravovanie vzhľadu a obsahu virtuálneho časopisu. Správa aplikáciu mu ponúka možnosť vkladať nové webové stránky do rozhrania, ktoré sú hierarchicky usporiadávané a zaradené do menu. Administrátor má takto možnosť bez zasahovania do kódu rozhrania pridať potrebné informácie na web. Firemné procesy popisujúce prácu administrátora sú zachytene na obrazku \ref{}.</text:p>
      <text:p text:style-name="P1"/>
      <text:p text:style-name="P1">Z uvedených diagramov vyčítame prípady použitia zachytávajúce možnosť upravovania údajov o článku a pre prípad núdze aj jeho vymazanie. Ďalším kandidátom na prípad použitia sú činnosti spojené s vytváraním nových stránok rozhrania a ich upravovaním obsahu už existujúcich stránok. <text:soft-page-break/>Poslednou identifikovateľnou funkcionalitou je upravovanie celkového vzhľadu rozhrania. Je možné meniť logo virtuálneho časopisu, nadpis a tému podla dodanej ponuky.</text:p>
      <text:p text:style-name="P1"/>
      <text:p text:style-name="P1">\subsection*{Prípady použitia}</text:p>
      <text:p text:style-name="P1"/>
      <text:p text:style-name="P1">\begin{description}</text:p>
      <text:p text:style-name="P1"><text:s/>\item[Úprava údajov o článkoch] – Administrátor upravuje údaje o článkoch. Je oprávnený meniť názvy, anotácie, autorov a odkaz na umiestnenie súboru s plným textom.</text:p>
      <text:p text:style-name="P1"><text:s/>\item[Vymazanie článku] – Administrátorovi je umožnené z technických príčin mať možnosť vymazať článok. Tato akcia je spojená s notifikáciou redakčnej rady a autora článku o vykonanom odstránení.</text:p>
      <text:p text:style-name="P1">\item[Vytvorenie stránky] – Správca systému môže rozširovať grafické rozhranie aplikácie pridaním nových webových stránok a naplnením ich obsahom. Stranky sú generované automaticky a dopĺňa sa do nich len samotný text omocou jednoduchého rozhrania. </text:p>
      <text:p text:style-name="P1">\item[Upravenie stránky] – Administrátor je oprávnený meniť obsah skupiny stránok na ktorej nie sú zobrazovane výpisy z databázy.</text:p>
      <text:p text:style-name="P1">\item[Úprava rozhrania] – Rozhranie môže byť správcom upravené pomocou dodávaných tém. Je tiež umožnené meniť logo a názov virtuálneho časopisu.</text:p>
      <text:p text:style-name="P1"><text:s/>\end{description}</text:p>
      <text:p text:style-name="P1"/>
      <text:p text:style-name="P1">\begin{figure}[ht]</text:p>
      <text:p text:style-name="P1"><text:s/>\centering</text:p>
      <text:p text:style-name="P1"><text:s/>\includegraphics[width=370px]{pic/UC4.png}</text:p>
      <text:p text:style-name="P1"><text:s text:c="2"/>\caption{Diagram prípadov použitia po druhej iterácii.}</text:p>
      <text:p text:style-name="P1"><text:s/>\label{fig:uc4}</text:p>
      <text:p text:style-name="P1">\end{figure}</text:p>
      <text:p text:style-name="P1"/>
      <text:p text:style-name="P1">\subsection*{Statická štruktúra}</text:p>
      <text:p text:style-name="P1">Záverečný diagram tried (\ref{fig:CD4}) zachytáva kompletný pohľad na vypracovaný systém. V poslednej iterácii do neho pribudli triedy \textit{AdresarStranok} a \textit{WeStranka} zabezpečujúce prácu so správou rozhrania. Držia informácie o vzhľade aplikácie a zachytávajú hierarchiu usporiadania webových stránok. Zabezpečujú aj generovanie nových stránok a prácu s upraviteľnými stránkami.</text:p>
      <text:p text:style-name="P1"/>
      <text:p text:style-name="P1">\begin{figure}[ht]</text:p>
      <text:p text:style-name="P1"><text:s/>\centering</text:p>
      <text:p text:style-name="P1"><text:s/>\includegraphics[width=\linewidth]{pic/CD4.png}</text:p>
      <text:p text:style-name="P1"><text:s text:c="2"/>\caption{Diagram prípadov použitia prvej iterácie.}</text:p>
      <text:p text:style-name="P1"><text:s/>\label{fig:CD4}</text:p>
      <text:p text:style-name="P1">\end{figure}</text:p>
      <text:p text:style-name="P13"><text:soft-page-break/>Zaver</text:p>
      <text:p text:style-name="Standard"/>
      <text:p text:style-name="Standard">Vývoj softvéru v účastnej dobe je už takmer nemysliteľný bez využitia nejakej modelovacej metódy, ktorá tento vývoj dokáže usmerniť, napomôcť k získaniu kvalitného riešenia problému a rapídne zvýšiť úspešnosť projektu. Rôzne metódy majú rozdielne špecifické prvky a niektoré je zapotreby prispôsobiť pre adekvátne využitie a maximalizovanie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Obecne je hlavná myslienka za používaním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robustný základ pre vývoja aplikácii, ale nemusí dodávať riešenia dostatočne rýchlo pre zákazníka potrebujúceho rýchle zavedenie IT riešenie,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iu modelov bolo cieľom tejto práce aj oboznámenie sa s grafickými modelovacími nástrojmi, hlavne Business Process Modeling Notation slúžiacou na popisovanie firemných procesov.</text:p>
      <text:p text:style-name="Standard"/>
      <text:p text:style-name="Standard">Navrhnutá metóda využíva BPMN diagramy na zachytenie požiadavkov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l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text:span text:style-name="T1">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á výsledná sada modelov popisuje statickú a dynamickú štruktúru produktu. </text:span></text:p>
      <text:p text:style-name="P12"/>
      <text:p text:style-name="Standard"><text:span text:style-name="T1">Pre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text:span><text:soft-page-break/><text:span text:style-name="T1">komunikáciu s návrhárom. Overila by sa tým miera zrozumiteľnosti a množstvo informácii poskytované modelmi.</text:span></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8T01:00:15</dc:date>
    <dc:creator>Miroslav Ligas</dc:creator>
    <meta:editing-duration>PT398H35M58S</meta:editing-duration>
    <meta:editing-cycles>193</meta:editing-cycles>
    <meta:generator>OpenOffice.org/3.0$Linux OpenOffice.org_project/300m15$Build-9379</meta:generator>
    <meta:document-statistic meta:table-count="0" meta:image-count="0" meta:object-count="0" meta:page-count="38" meta:paragraph-count="559" meta:word-count="12721" meta:character-count="97687"/>
    <meta:user-defined meta:name="Info 1"/>
    <meta:user-defined meta:name="Info 2"/>
    <meta:user-defined meta:name="Info 3"/>
    <meta:user-defined meta:name="Info 4"/>
  </office:meta>
</office:document-meta>
</file>